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0.61mm"/>
    </style:style>
    <style:style style:name="co2" style:family="table-column">
      <style:table-column-properties fo:break-before="auto" style:column-width="31.31mm"/>
    </style:style>
    <style:style style:name="co3" style:family="table-column">
      <style:table-column-properties fo:break-before="auto" style:column-width="33.21mm"/>
    </style:style>
    <style:style style:name="co4" style:family="table-column">
      <style:table-column-properties fo:break-before="auto" style:column-width="30.3mm"/>
    </style:style>
    <style:style style:name="co5" style:family="table-column">
      <style:table-column-properties fo:break-before="auto" style:column-width="129.7mm"/>
    </style:style>
    <style:style style:name="co6" style:family="table-column">
      <style:table-column-properties fo:break-before="auto" style:column-width="81.2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>
      <style:table-cell-properties fo:border-bottom="0.99pt solid #000000" fo:background-color="#fff200" style:text-align-source="fix" style:repeat-content="false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1">
      <style:table-cell-properties fo:border-bottom="0.99pt solid #000000" fo:background-color="#fff2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 style:text-underline-style="none" fo:font-weight="bold" style:font-weight-asian="bold" style:font-weight-complex="bold"/>
    </style:style>
    <style:style style:name="ce7" style:family="table-cell" style:parent-style-name="Default">
      <style:table-cell-properties fo:border-bottom="0.99pt solid #000000" fo:background-color="#fff200" style:text-align-source="fix" style:repeat-content="false" fo:border-left="none" fo:border-right="none" fo:border-top="none"/>
      <style:paragraph-properties fo:text-align="start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able-cell-properties fo:border-bottom="0.99pt solid #000000" fo:background-color="#fff2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99pt solid #000000" fo:background-color="#fff2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9"/>
        <table:table-column table:style-name="co6" table:default-cell-style-name="ce3"/>
        <table:table-column table:style-name="co7" table:number-columns-repeated="1017" table:default-cell-style-name="ce3"/>
        <table:table-column table:style-name="co7" table:default-cell-style-name="Default"/>
        <table:table-row table:style-name="ro1">
          <table:table-cell table:style-name="ce1" office:value-type="string" calcext:value-type="string">
            <text:p>FAIT : </text:p>
          </table:table-cell>
          <table:table-cell table:style-name="ce4" table:formula="of:=SUM([.B3:.B653])/653" office:value-type="percentage" office:value="0.114854517611026" calcext:value-type="percentage">
            <text:p>11,49 %</text:p>
          </table:table-cell>
          <table:table-cell table:style-name="ce4" table:formula="of:=SUM([.C3:.C653])/653" office:value-type="percentage" office:value="0.113323124042879" calcext:value-type="percentage">
            <text:p>11,33 %</text:p>
          </table:table-cell>
          <table:table-cell table:style-name="ce4" table:formula="of:=SUM([.D3:.D653])/653" office:value-type="percentage" office:value="0.0888208269525268" calcext:value-type="percentage">
            <text:p>8,88 %</text:p>
          </table:table-cell>
          <table:table-cell table:style-name="ce7"/>
          <table:table-cell table:style-name="ce10" table:number-columns-repeated="1018"/>
          <table:table-cell table:style-name="ce11"/>
        </table:table-row>
        <table:table-row table:style-name="ro1">
          <table:table-cell table:style-name="Default"/>
          <table:table-cell table:style-name="ce2" office:value-type="string" calcext:value-type="string">
            <text:p>VALIDATION</text:p>
          </table:table-cell>
          <table:table-cell table:style-name="ce2" office:value-type="string" calcext:value-type="string">
            <text:p>STRUCTURE*</text:p>
          </table:table-cell>
          <table:table-cell table:style-name="ce2" office:value-type="string" calcext:value-type="string">
            <text:p>METADONNEES</text:p>
          </table:table-cell>
          <table:table-cell table:style-name="ce8" office:value-type="string" calcext:value-type="string">
            <text:p>métadonnées, manque :</text:p>
          </table:table-cell>
          <table:table-cell table:style-name="ce8" office:value-type="string" calcext:value-type="string">
            <text:p>* celle-ci doit être similaire d’un tome à l’autre</text:p>
          </table:table-cell>
          <table:table-cell table:style-name="ce2" table:number-columns-repeated="1017"/>
          <table:table-cell/>
        </table:table-row>
        <table:table-row table:style-name="ro1">
          <table:table-cell table:style-name="Default" office:value-type="string" calcext:value-type="string">
            <text:p>action_n2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 ; source pdf</text:p>
          </table:table-cell>
          <table:table-cell table:style-name="ce2" table:number-columns-repeated="1018"/>
          <table:table-cell/>
        </table:table-row>
        <table:table-row table:style-name="ro1">
          <table:table-cell table:style-name="Default" office:value-type="string" calcext:value-type="string">
            <text:p>action_n3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ction_n4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dam-et-feneon_petit-glossa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derer_de-la-critiqu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goult_dante-et-goeth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balat_comment-on-devient.xm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string" calcext:value-type="string">
            <text:p>⚠</text:p>
          </table:table-cell>
          <table:table-cell office:value-type="string" calcext:value-type="string">
            <text:p>bibl (en partie restitué avec les informations présentes dans le fichier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lbalat_ennemis-de-l-art-d-ecr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balat_formation-du-styl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balat_mal-d-ecrire-et-roman-contemporain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balat_souvenirs.xm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string" calcext:value-type="string">
            <text:p>⚠</text:p>
          </table:table-cell>
          <table:table-cell office:value-type="string" calcext:value-type="string">
            <text:p>bibl (en partie restitué avec les informations présentes dans le fichier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lembert_apologie-etud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embert_dialogue-poesie-et-philosophie.xml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⚠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lt;label type="speaker"&gt;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lembert_essai-societ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embert_harmonie-langu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embert_jugements-rousseau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embert_melanges-litterair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embert_observations-art-tradu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embert_reflexions-elocution-orato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embert_reflexions-gout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embert_reflexions-od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embert_reflexions-poesi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rreat_critique-scientifique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, pubPlac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sselineau_roman-bourgeois-prefac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uger-louis-simon_discours-romantism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uguis_chamfort-notice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inville_critique-mort-jeun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inville-psychologie-des-titr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ju_anarchie-littera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ju_verite-ecole-decadent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llanche_essai-institutions-social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ante_tableau-litterature-18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bas-bleu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cote-grande-histo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critiques-divers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critiques-ou-jug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de-l-histo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femmes-et-moralistes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rbey-aurevilly_goethe-diderot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historiens-politiqu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historien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journalistes-et-polemist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litterature-epistola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litterature-etrange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philosophes-et-ecrivains-religieux-01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philosophes-et-ecrivains-religieux-02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philosophes-et-ecrivains-religieux-03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philosophes.xm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string" calcext:value-type="string">
            <text:p>⚠</text:p>
          </table:table-cell>
          <table:table-cell office:value-type="string" calcext:value-type="string">
            <text:p>bibl (en partie restitué avec les informations présentes dans le fichier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rbey-aurevilly_poesie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rbey-aurevilly_poetes-01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poetes-02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roman-contemporain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romanciers-d-hier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romancier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voyageurs-et-romanciers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, pubPlac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rine_musset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rres_famill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res_taine.xm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string" calcext:value-type="string">
            <text:p>⚠</text:p>
          </table:table-cell>
          <table:table-cell office:value-type="string" calcext:value-type="string">
            <text:p>bibl (en partie restitué avec les informations présentes dans le fichier) + deux titl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shkirtseff_lettres.xm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string" calcext:value-type="string">
            <text:p>⚠</text:p>
          </table:table-cell>
          <table:table-cell office:value-type="string" calcext:value-type="string">
            <text:p>bibl (en partie restitué avec les informations présentes dans le fichier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udelaire_art-romantique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udelaire_curiosites-esthetiqu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zalgette_esprit.xm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string" calcext:value-type="string">
            <text:p>⚠</text:p>
          </table:table-cell>
          <table:table-cell office:value-type="string" calcext:value-type="string">
            <text:p>bibl (en partie restitué avec les informations présentes dans le fichier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zalgette_latin.xm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string" calcext:value-type="string">
            <text:p>⚠</text:p>
          </table:table-cell>
          <table:table-cell office:value-type="string" calcext:value-type="string">
            <text:p>bibl (en partie restitué avec les informations présentes dans le fichier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zin_lecteurs-de-roman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zin_personnages-de-roman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zin_province-dans-le-roman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zin_roman-popula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zin_un-peintre-ecrivain-fromentin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aunier_critiques-et-romancier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aunier_idees-et-hommes-01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aunier_idees-et-hommes-02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aunier_idees-et-hommes-03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aunier_poesi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aunier_service-deess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aunier_visages-d-hier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auzee_encycloped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ecq-de-fouquieres_art-mise-en-scen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ellessort_nouvelles-etud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ergson_conscienc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ergson_dure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ergson_energ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ergson_evolutio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ergson_franc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ergson_matie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ergson_pense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ergson_ri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ergson_sourc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ernard_articl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ernard_introduction-medecine-experimenta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ernard_lecons-phenomenes-vie-I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ernard_lecons-physio-experimentale-II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ernard_lecons-physio-experimenta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ertrand-louis_renaissance-class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igot_esthetique-naturalist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loy_propos-entrepreneur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ouchaud_considerations-ecoles-poetiqu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ougle_idees_egalitai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ourget_essais-psychologie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ourget_essais-psychologie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ourget_etude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ourget_etudes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ourget_nouvelles-pages-de-critique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ourget_nouvelles-pages-de-critique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ourget_pages-de-cri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ourget_temoignage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ourget_temoignage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outroux_lois-naturell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ovet_lyr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remond_poesie-pu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ricaire-de-la-dixmerie_deux-ages-du-gout_1769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ricaire-de-la-dixmerie_discours-romans_177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risson_comedie-litterai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runetiere_banqueroute-du-natural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runetiere_epoques-theat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runetiere_essais-litteratu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runetiere_etudes-critique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runetiere_etudes-critique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runetiere_etudes-critiques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runetiere_etudes-critiques-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runetiere_etudes-critiques-0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runetiere_evolution-des-gen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runetiere_manuel-histoi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runetiere_metaphysique-positivist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runetiere_nouveaux-essais-litteratu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runetiere_nouvelles-questions-cri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runetiere_roman-naturalist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runetiere_science-et-religio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uchon-max_real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yvanck_hollandais-a-pari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ailhava_etudes-molie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apus_boulevard-couliss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aro_poesie-scientif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aro_poetes-et-romancier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aro_sand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arrau_articl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asella-gaubert_nouvelle-litteratu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hamfort_ebauch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hamfort_notes-la-fontain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hampfleury_balzac-method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harpentier_mal-du-siec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hateaubriand_genie-du-christianisme-02-03_1827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hateaubriand_melanges-litterai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haudon_bibliotheque-d-un-homme-de-gout-01_177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haudon_bibliotheque-d-un-homme-de-gout-02_177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laretie_molie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ollectif_articles-pour-baudelai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ollectif_emile-augier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ollectif_terre-a-emile-zola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omte_cours-philosophie-positiv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omte_discours-esprit-positif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onstant_preface-adolph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onstant_reflexions-wallstei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ousin_du-vrai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ousin_introduction-philosoph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ousin_kant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revel_clavecin-diderot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revel_esprit-contre-raiso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roze_confessions-litterai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uvillier-fleury_critique-litterai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arwin_origine-des-espec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audet-leon_idees-en-march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audet-leon_stupide-19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avid-sauvageot_realisme-et-natural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elecluze_louis-david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emogeot_critique-et-critiques-en-franc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emogeot_lettres-et-homme-de-lett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eraismes_epidemie-naturalist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es-essarts_patriotisme-litterai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es-essarts_portraits-de-mait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es-essarts_sentiment-admiratio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eschamps-emile_preface-etud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eschamps-gaston_vie-et-livre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eschamps-gaston_vie-et-livre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eschamps-gaston_vie-et-livres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eschamps-gaston_vie-et-livres-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eschamps-gaston_vie-et-livres-0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eschamps-gaston_vie-et-livres-0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eschanel-emile_physiologie-ecrivains-et-artist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eschanel-emile_romant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iderot_claude-nero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iderot_correspondance-genera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iderot_essais-peinture-176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iderot_plan-universit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iderot_salon-1759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iderot_salon-176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iderot_salon-176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iderot_salon-1767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oumic_ecrivain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oumic_hommes-et-ide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oumic_jeun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oumic_poesie-lyr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oumic_portraits-ecrivain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-bos_approximation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-camp_preface-chants-modern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-casse_histoire-anecdotique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-fresnois_une-annee-de-cri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bos_critiqu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marsais_encycloped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marsais_trop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mas-pere_simples-lett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puy_poetes-et-critiqu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rkheim_cours-de-philosoph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rkheim_empirisme-rationaliste-de-tain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rkheim_jugements-de-valeur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rkheim_regles-methode-sociolog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solier_ceci-n-est-pas-un-liv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solier_nos-gens-de-lett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val_litterature-drama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egger_paro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equilbecq_litterature-merveilleuse-des-noir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ermitage_poetes-et-leurs-poet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etienne_discours-receptio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anticlerical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art-de-li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en-lisant-molie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en-lisant-nietzsch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etudes-litteraires-16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etudes-litteraires-18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etudes-litteraires-19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la-fontain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olitique-compare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olitiques-et-moraliste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olitiques-et-moraliste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olitiques-et-moralistes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our-qu-on-lise-plato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ropos-de-theatre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ropos-de-theatre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ropos-de-theatre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ropos-de-theatre-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ropos-de-theatre-0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ropos-litteraire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ropos-litteraire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ropos-litteraires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ropos-litteraires-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ropos-litteraires-0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rousseau-contre-molie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zola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lat_femm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ontanes_litterature-et-cri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ouillee_psychologie-idees-forc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rance_vie-litteraire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rance_vie-litteraire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rance_vie-litteraire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rance_vie-litteraire-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rance_vie-litteraire-0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rommel_esquisses-contemporain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ustel-de-coulanges_cite-an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aucher_causeries-litterai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aultier_bovary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autier-judith_collier-des-jour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autier-theophile_histoire-romant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autier-theophile_portraits-contemporain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eoffroy_cours-litterature-dramatique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eoffroy_cours-litterature-dramatique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eoffroy_cours-litterature-dramatique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heon_art-du-theat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heon_direction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heon_poesie-et-empir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hil_dates-et-oeuv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hil_en-method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hil_methode-evolutiv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hil_poesie-scientif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ilbert_dix-annees-roma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ille_bataille-litteraire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ille_bataille-litteraire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ille_bataille-litteraire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ille_bataille-litteraire-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ille_bataille-litteraire-0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ille_bataille-litteraire-0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ille_bataille-litteraire-07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ille_ceux-qu-on-lit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ille_mercredis-d-un-cri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bineau_etudes-critiqu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ncourt-edmond_hokousai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ncourt-edmond_journal-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ncourt-edmond_journal-0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ncourt-edmond_journal-0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ncourt-edmond_journal-07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ncourt-edmond_journal-08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ncourt-edmond_journal-09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ncourt-edmond-et-jules_journal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ncourt-edmond-et-jules_journal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ncourt-edmond-et-jules_journal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ncourt-edmond-et-jules_prefaces-et-manifest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udall_articles-figaro_1855-185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urmont_chemin-de-velour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urmont_culture-des-ide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urmont_dissociation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urmont_esthetique-de-la-lang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urmont_fin-de-l-art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urmont_livre-des-masque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urmont_livre-des-masque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urmont_probleme-du-sty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urmont_promenades-philosophique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urmont_promenades-philosophique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urmont_promenades-philosophiques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urmont-jean_muses-d-aujourd-hui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regh_human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uerin-charles_joies-grises-notul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uizot_etudes-shakespea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uizot_notices-shakespea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uyau_art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uyau_problemes-esthe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hazard_quatre-etud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hennequin_critique-scientif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hennequin_ecrivains-francis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hennequin_quelques-ecrivains-francai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heumann_mouvement-litterai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hugo_prefac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hugo_shakespea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huret_enquete-litterai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irail_querelles-litteraires-01_orig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irail_querelles-litteraires-02_orig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janet_cerveau-et-pense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janet_crise-philosoph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janet_problemes-19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janin_cri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janin_litterature_dramatique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jarry_diver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jouvin_a-travers-la-cri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kahn_preface-vers-lib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kahn_symbolistes-et-decadent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kahn_vers-lib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kufferath_musiciens-et-philosoph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-bruyere_ouvrages-esprit_169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-grange_prefac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-harpe_racin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-motte_cri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-motte_home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-motte_poes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-motte_traged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cuzon_integral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fargue_legende-de-victor-hugo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fargue_origines-du-romant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gardie_causeries-parisienne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0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0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07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08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09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10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1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1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1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1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1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1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17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18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19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20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2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2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2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2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2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2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27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28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destinees-poes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i_observations-traged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nson_boileau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nson_conseil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nson_histoire-litterature-francais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nson_hommes-et-liv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nson_method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prade_questions-d-art-et-de-mora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sserre_romantiqu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sserre_romantisme-francai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-blond_crise-litteraire-et-natur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-blond_emile-zola-devant-les-jeun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-blond_essai-natur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-blond_parade-litterai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-goffic_romanciers-d-aujourd-hui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comte-jules_lettre-sur-les-ecrivains-francai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conte-de-lisle_poetes-contemporain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chateaubriand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contemporain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contemporain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contemporains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contemporains-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contemporains-0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contemporains-0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contemporains-07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0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0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07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08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09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10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1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jean-jacques-rousseau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jean-racin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ercier_cours-analytique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ercier_cours-analytique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ercier_cours-analytique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ercier_cours-analytique-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roux_considerations-sur-werther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roux_discours-aux-artist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roux_discours-aux-philosoph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roux_poesie-de-sty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ievre_esquisses-critique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oliee_roman-populai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llarme_musique-et-lett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rges_19e-siec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rges_academ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rges_cri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rges_lati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rges_poetes-midi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rges_prix-litterai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rges_theatre-et-liv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rmontel_encycloped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rtin-du-gard-maurice_feux-tournant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uclair_etat-actuel-de-la-cri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uclair_prejuge-de-la-vie-de-bohe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endes_legende-du-parnass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endes_mouvement-poetique-francais-01-rapport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endes_mouvement-poetique-francai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ennechet_matinees-litterai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ercier_bonheur_orig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ercier_litterature-et-litterateurs_1778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erimee_alexandre-pouchkin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ille_roman-francai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irbeau_ecrivain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irbeau_ecrivain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ckel_propos-litteratu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land_moliere-comedie-italienn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nod_maitres-histoi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ntegut_dramaturges-et-romancier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ntegut_essais-de-litterature-anglais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ntegut_types-litteraires-et-fantaisies-esthetiqu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ntesquieu_encycloped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reas_esquiss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reas_manifeste-ecole-roman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reas_premieres-arm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reas_reflexions-poet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reas_variations-vie-et-liv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rice_demain-questions-esthe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rice_litteratu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rice_sens-religieux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uhlfeld_fin-art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uhlfeld_monde-ou-l-on-impri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urger_propos-vil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nettement_histoire-litterature-francaise-restauratio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nettement_roman-contemporai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nisard_aegri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nisard_essais-ecole-roman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nisard_histoire-litterature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nisard_histoire-litterature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nisard_histoire-litterature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nisard_histoire-litterature-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nordau_degenerescenc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alante_antinomi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ardo-bazan_natural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aris-gaston_legend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aulhan_morale-iron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aulhan_psychologie-inventio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eguy_hugo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eguy_note-bergso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eguy_note-descart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eguy_zangwill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ierre-quint_droits-ecrivain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lanche_essai-adolph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lanche_nouveaux-portraits-litteraires-01_185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lanche_nouveaux-portraits-litteraires-02_185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lanche_portraits-litteraires-01_183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lanche_portraits-litteraires-01_185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lanche_portraits-litteraires-02_183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lanche_portraits-litteraires-02_185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oincare_la-valeur-de-la-scienc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oitou_roman-et-theat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ontmartin_causeries-litterai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ontmartin_causeries-samedi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revost-paradol_jonathan-swift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aynaud_melee-symboliste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aynaud_melee-symboliste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ADME.m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alisme_n1-2_185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alisme_n3-6_1857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bell_culte-des-idol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ggio_oeuvre-bourget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gnier_de-mon-temp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gnier_figures-et-caracte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gnier_poetes-d-aujourd-hui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gnier_portrait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gnier_pros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nan_avenir-scienc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nan_discours-et-conferenc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nan_natio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nan_refor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nan_souvenir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nan_vie-de-jesu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nard_cri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nard_methode-scientif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nard_princes-cri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tte_arabesqu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tte_aspect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tte_preface-archipel-en-fleur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tte_XIII_idylles_diaboliqu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vue-wagnerienne_tome-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vue-wagnerienne_tome-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vue-wagnerienne_tome-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ymond_corneille-shakespeare-goeth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ibot_attentio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ibot_pychologie-anglais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igoley-de-juvigny_discours-progres-des-lettres_177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ivarol_dant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iviere_etud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iviere_quelques-prog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od_assommoir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od_essai-sur-goeth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od_etudes-19e-siec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od_idees-moral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od_litterature-compare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oederer_memoires-societe-pol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yner_massacre-amazon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yner_prostitu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cy_rapport-progres-lett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-georges-de-bouhelier_esthetique-consideree-comme-science-sacre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-georges-de-bouhelier_inutilite-de-la-calomn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-georges-de-bouhelier_manifeste-naturist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-georges-de-bouhelier_monde-attend-son-evangi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-georges-de-bouhelier_theme-a-variation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-rene-taillandier_realisme-ep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-victor_hommes-et-dieux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-victor_masque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-victor_theatre-contemporai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0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0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07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08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09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10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1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1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1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1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1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hroniques-parisiennes_187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0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0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07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08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09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10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1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1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1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ortraits-contemporains-ed-04-01_1869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ortraits-contemporains-ed-04-02_1870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ortraits-contemporains-ed-04-03_1870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ortraits-contemporains-ed-04-04_1870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ortraits-contemporains-ed-04-05_187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ortraits-de-femmes-ed06_1870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ortraits-litteraires-ed-nouv_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ortraits-litteraires-ed-nouv_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ortraits-litteraires-ed-nouv_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remiers-lundi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remiers-lundi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remiers-lundis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lomon_etudes-et-portrait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nd_autour-de-la-tab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rcey_quarante-an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uvebois_apres-natural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vine_etapes-naturalist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egalen_observation-medica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eignobos_introduction-etudes-historiqu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ouday_gid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ouday_grands-esprit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ouday_livres-du-temp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ouday_livres-du-temp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ouday_livres-du-temps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ouday-dialogues-critiqu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ouriau-paul_imagination-artist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ouriau-paul_reverie-esthe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pronck_artistes-litterai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tael_litteratu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tael_passion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tael_reflexions-suicid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tapfer_etude-litterature-modern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tapfer_petite-comed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tapfer_reputation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tapfer_reputation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tendhal_racine-et-shakspeare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tendhal_racine-et-shakspeare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derniers-essai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essai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franc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intelligence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intelligence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la-fontain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litterature-anglais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nouveaux-essai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philosophes-classiqu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philosophie-art-grec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positivisme-anglai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saint-simo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schereau_vie-molie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amiel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flaubert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histoire-litterature-francais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idees-politiques-franc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interieur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physiolog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poesie-mallar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reflexions-cri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reflexions-litteratu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reflexions-roma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valery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omas_essai-elog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opin_romanciers-contemporain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acherot_science-conscienc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annoz_articles-revue-bleue_19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erlaine_oeuvres-posthume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erlaine_oeuvres-posthumes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ico_michelet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iennet_epitre-mus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illemain_etudes-litterature-ancienn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illemain_genie-pinda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illemain_tableau-litterature-moyen-ag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inet_litterature-francaise-19e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inet_moralistes-16e-17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isan_attitude-lyr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isan_paysages-introspectifs_prefac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ogue_roman-russ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oltaire_encycloped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oltaire_vie-molie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web_config.cfg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weiss_essais-histoire-litteratu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weiss_goeth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weiss_molie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wilde_derniers-essais-litteratu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wyzewa_ecrivains-etranger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wyzewa_nos-mait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zola_natural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zola_roman-experimental.xml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79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1">00/00/0000</text:date>, <text:time style:data-style-name="N2" text:time-value="16:56:08.8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6.2$Windows_X86_64 LibreOffice_project/0c292870b25a325b5ed35f6b45599d2ea4458e77</meta:generator>
    <dc:date>2019-06-21T17:27:11.863000000</dc:date>
    <meta:editing-duration>PT3H19M30S</meta:editing-duration>
    <meta:editing-cycles>13</meta:editing-cycles>
    <meta:document-statistic meta:table-count="1" meta:cell-count="894" meta:object-count="0"/>
  </office:meta>
</office:document-meta>
</file>